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ciplinas</text:p>
          </table:table-cell>
          <table:table-cell office:value-type="string" calcext:value-type="string">
            <text:p>Concluidas</text:p>
          </table:table-cell>
        </table:table-row>
        <table:table-row table:style-name="ro1" table:visibility="filter">
          <table:table-cell office:value-type="string" calcext:value-type="string">
            <text:p>introdução Ao Pyth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stalando O Python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figurando O Edl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figurando O Ambiente De Trabalho Com O Plugin Pydev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mentários E Docstring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riávei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uméric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peradore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sta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pla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utros Tipos De Sequência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cionári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ntrada De Dad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role De Fluxo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ço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tervalo De String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Verdadeiro, Falso E Nul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rea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ontinu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unçõ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eturn Versos Side Effec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Escopo De No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jet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matando String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unções Sobre Sequências</text:p>
          </table:table-cell>
          <table:table-cell/>
        </table:table-row>
        <table:table-row table:style-name="ro1" table:visibility="filter">
          <table:table-cell office:value-type="string" calcext:value-type="string">
            <text:p>Módulo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Manipulação De Arquivo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istemas De Arquiv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 E Hora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Exceções</text:p>
          </table:table-cell>
          <table:table-cell/>
        </table:table-row>
        <table:table-row table:style-name="ro1">
          <table:table-cell office:value-type="string" calcext:value-type="string">
            <text:p>Introspecçã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ado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gramação Funciona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Mapeamento Com A Função Map</text:p>
          </table:table-cell>
          <table:table-cell/>
        </table:table-row>
        <table:table-row table:style-name="ro1" table:visibility="filter">
          <table:table-cell office:value-type="string" calcext:value-type="string">
            <text:p>Filtragem Com A Função Filt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dução Com A Função Reduce</text:p>
          </table:table-cell>
          <table:table-cell/>
        </table:table-row>
        <table:table-row table:style-name="ro1">
          <table:table-cell office:value-type="string" calcext:value-type="string">
            <text:p>Transposição Com O Método Z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st Comprehens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erator Express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Decoradores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B43" table:display-filter-buttons="true">
          <table:filter>
            <table:filter-and>
              <table:filter-condition table:field-number="1" table:value="5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9:10:56.4003373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21:45:58.784060715</meta:creation-date>
    <dc:date>2020-07-03T19:11:10.461354884</dc:date>
    <meta:editing-duration>PT2H17M52S</meta:editing-duration>
    <meta:editing-cycles>5</meta:editing-cycles>
    <meta:generator>LibreOffice/6.4.3.2$Linux_X86_64 LibreOffice_project/40$Build-2</meta:generator>
    <meta:document-statistic meta:table-count="1" meta:cell-count="80" meta:object-count="0"/>
  </office:meta>
</office:document-meta>
</file>